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3.228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offic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ep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 mirror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good plac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ooklyn nine nin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good plac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ffic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good plac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offic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offic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epi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epi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ep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ck mirror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offic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epi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ep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ack mirror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e good place</text:p>
          </table:table-cell>
          <table:table-cell office:value-type="string" calcext:value-type="string">
            <text:p>comed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 office</text:p>
          </table:table-cell>
          <table:table-cell office:value-type="string" calcext:value-type="string">
            <text:p>comed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9T12:55:25.204624783</meta:creation-date>
    <dc:date>2020-04-09T13:09:04.954831690</dc:date>
    <meta:editing-duration>PT13M46S</meta:editing-duration>
    <meta:editing-cycles>2</meta:editing-cycles>
    <meta:generator>LibreOffice/6.3.5.2$Linux_X86_64 LibreOffice_project/30$Build-2</meta:generator>
    <meta:document-statistic meta:table-count="1" meta:cell-count="69" meta:object-count="0"/>
  </office:meta>
</office:document-meta>
</file>